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B120000011CFCA1C775.svm" manifest:media-type=""/>
  <manifest:file-entry manifest:full-path="Pictures/2000000100000838000006A251C931D4.svm" manifest:media-type=""/>
  <manifest:file-entry manifest:full-path="Pictures/20000001000008900000015F20BF7C8D.svm" manifest:media-type=""/>
  <manifest:file-entry manifest:full-path="Pictures/200000010000023B000005C7D8812EA7.svm" manifest:media-type=""/>
  <manifest:file-entry manifest:full-path="Pictures/200000010000033D000007477236144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}&#10;\overline{w}\overline{x}\\&#10;\overline{w} x\\&#10;$wx$\\&#10;$w$ \overline{x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cc}&#10;\overline{y}\overline{z} &amp; \overline{y} z &amp; $yz$ &amp; $y$ \overline{z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latex§\begin{table}&#10;\begin{tabular}{c|c|c|c|c|}&#10;\cline{2-5}&#10;&amp;1&amp;&amp;&amp;1\\&#10;\cline{2-5}&#10;&amp;&amp;&amp;&amp;\\&#10;\cline{2-5}&#10;&amp;&amp;&amp;&amp;\\&#10;\cline{2-5}&#10;&amp;1&amp;&amp;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TexMathsArgs="14§latex§\begin{align*}&#10;&amp; \overline{w}\overline{x}\overline{y}\overline{z} \\&#10;&amp; \overline{w}\overline{x} y \overline{z}\\&#10;&amp; w \overline{x}\overline{y}\overline{z}\\&#10;&amp; w\overline{x} y \overline{z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TexMathsArgs="14§latex§F(w,x,y,z)=\overline{x}\overline{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798cm" svg:height="2.069cm" svg:x="1.905cm" svg:y="1.119cm">
          <draw:image xlink:href="Pictures/200000010000023B000005C7D8812EA7.svm" xlink:type="simple" xlink:show="embed" xlink:actuate="onLoad">
            <text:p/>
          </draw:image>
        </draw:frame>
        <draw:frame draw:style-name="gr2" draw:text-style-name="P1" draw:layer="layout" svg:width="2.624cm" svg:height="0.396cm" svg:x="3.091cm" svg:y="0.508cm">
          <draw:image xlink:href="Pictures/2000000100000B120000011CFCA1C775.svm" xlink:type="simple" xlink:show="embed" xlink:actuate="onLoad">
            <text:p/>
          </draw:image>
        </draw:frame>
        <draw:frame draw:style-name="gr3" draw:text-style-name="P1" draw:layer="layout" svg:width="2.944cm" svg:height="2.376cm" svg:x="2.794cm" svg:y="0.992cm">
          <draw:image xlink:href="Pictures/2000000100000838000006A251C931D4.svm" xlink:type="simple" xlink:show="embed" xlink:actuate="onLoad">
            <text:p/>
          </draw:image>
        </draw:frame>
        <draw:path draw:style-name="gr4" draw:text-style-name="P1" draw:layer="layout" svg:width="-1.032cm" svg:height="-1.032cm" svg:x="5.986cm" svg:y="3.827cm" svg:viewBox="0 0 -1033 -1033" svg:d="m1033 0v822c0 105-106 211-211 211h-822">
          <text:p/>
        </draw:path>
        <draw:path draw:style-name="gr4" draw:text-style-name="P1" draw:layer="layout" svg:width="1.032cm" svg:height="1.032cm" svg:x="2.54cm" svg:y="0.491cm" svg:viewBox="0 0 1033 1033" svg:d="m1033 0v822c0 105-106 211-211 211h-822">
          <text:p/>
        </draw:path>
        <draw:path draw:style-name="gr4" draw:text-style-name="P1" draw:layer="layout" svg:width="1.032cm" svg:height="1.032cm" draw:transform="rotate (1.5707963267946) translate (2.54000000000092cm 3.82700000000092cm)" svg:viewBox="0 0 1033 1033" svg:d="m1033 0v822c0 105-106 211-211 211h-822">
          <text:p/>
        </draw:path>
        <draw:path draw:style-name="gr4" draw:text-style-name="P1" draw:layer="layout" svg:width="1.032cm" svg:height="1.032cm" draw:transform="rotate (-1.57079632679579) translate (6.11299999999969cm 0.490999999999694cm)" svg:viewBox="0 0 1033 1033" svg:d="m1033 0v822c0 105-106 211-211 211h-822">
          <text:p/>
        </draw:path>
        <draw:frame draw:style-name="gr5" draw:text-style-name="P1" draw:layer="layout" svg:width="1.159cm" svg:height="2.607cm" svg:x="6.715cm" svg:y="1.397cm">
          <draw:image xlink:href="Pictures/200000010000033D000007477236144F.svm" xlink:type="simple" xlink:show="embed" xlink:actuate="onLoad">
            <text:p/>
          </draw:image>
        </draw:frame>
        <draw:custom-shape draw:style-name="gr6" draw:text-style-name="P1" draw:layer="layout" svg:width="0.254cm" svg:height="3.556cm" svg:x="7.112cm" svg:y="0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3.556cm" svg:x="7.62cm" svg:y="0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3.067cm" svg:height="0.49cm" svg:x="2.794cm" svg:y="4.463cm">
          <draw:image xlink:href="Pictures/20000001000008900000015F20BF7C8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3T08:12:39</dc:date>
    <dc:creator>kkk </dc:creator>
    <meta:generator>LibreOffice/3.3$Linux LibreOffice_project/330m19$Build-401</meta:generator>
    <meta:editing-duration>PT3H8M44S</meta:editing-duration>
    <meta:editing-cycles>14</meta:editing-cycles>
    <meta:document-statistic meta:object-count="11"/>
  </office:meta>
</office:document-meta>
</file>